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31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31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15">
            <text:p>15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2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3">
            <text:p>2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15">
            <text:p>15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3">
            <text:p>2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38">
            <text:p>4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/05/2012</text:date>, <text:time>03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5-24T03:23:54</dc:date>
    <meta:editing-duration>PT01H22M52S</meta:editing-duration>
    <meta:editing-cycles>108</meta:editing-cycles>
    <meta:generator>OpenOffice.org/3.2$Unix OpenOffice.org_project/320m12$Build-9483</meta:generator>
    <dc:creator>david </dc:creator>
    <meta:document-statistic meta:table-count="5" meta:cell-count="311" meta:object-count="0"/>
  </office:meta>
</office:document-meta>
</file>